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6-11_12-24-41_000.jpg</text:p>
          </table:table-cell>
          <table:table-cell table:style-name="ce26" office:value-type="string">
            <text:p>:m 1*1 RES / JVEMV6 64#291_masatsu / 『摩擦の科学』 著者=河野彰夫,校注=~ / p.43 / w=牽引力；荷重,topic=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1*1 RES / JVEMV6 64#291_masatsu / 『摩擦の科学』 著者=河野彰夫,校注=~ / p.43 / w=牽引力；荷重,topic=,publisher=~,other=~">
            <text:p>:m 1*1 RES / JVEMV6 64#291_masatsu / 『摩擦の科学』 著者=河野彰夫,校注=~ / p.43 / w=牽引力；荷重,topic=,publisher=~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3-06-11_17-24-29_000.jpg</text:p>
          </table:table-cell>
          <table:table-cell table:style-name="ce26" office:value-type="string">
            <text:p>:m dessin,sketch / des. object=烏帽子；水干様の衣服：上半身 / genre=~,source=~,location=~,memo~,found~,id=RH1L,occasion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dessin,sketch / des. object=烏帽子；水干様の衣服：上半身 / genre=~,source=~,location=~,memo~,found~,id=RH1L,occasion=~,other=~">
            <text:p>:m dessin,sketch / des. object=烏帽子；水干様の衣服：上半身 / genre=~,source=~,location=~,memo~,found~,id=RH1L,occasion=~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6-10_17-59-36_000.jpg</text:p>
          </table:table-cell>
          <table:table-cell table:style-name="ce26" office:value-type="string">
            <text:p>:PHOTO 記録しておきたいもの / location:photo=自室, location:target=ヒーター / subject=ヒーター：しまう / content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PHOTO 記録しておきたいもの / location:photo=自室, location:target=ヒーター / subject=ヒーター：しまう / content=~,other=~">
            <text:p>:PHOTO 記録しておきたいもの / location:photo=自室, location:target=ヒーター / subject=ヒーター：しまう / content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6-10_18-00-02_000.jpg</text:p>
          </table:table-cell>
          <table:table-cell table:style-name="ce26" office:value-type="string">
            <text:p>:PHOTO 記録しておきたいもの / location:photo=自室, location:target=ヒーター / subject=ヒーター：しまう / content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しておきたいもの / location:photo=自室, location:target=ヒーター / subject=ヒーター：しまう / content=~,other=~">
            <text:p>:PHOTO 記録しておきたいもの / location:photo=自室, location:target=ヒーター / subject=ヒーター：しまう / content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7" office:value-type="string">
            <text:p>2023-06-10_18-00-03_000.jpg</text:p>
          </table:table-cell>
          <table:table-cell table:style-name="ce26" office:value-type="string">
            <text:p>:PHOTO 記録しておきたいもの / location:photo=自室, location:target=ヒーター / subject=ヒーター：しまう / content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しておきたいもの / location:photo=自室, location:target=ヒーター / subject=ヒーター：しまう / content=~,other=~">
            <text:p>:PHOTO 記録しておきたいもの / location:photo=自室, location:target=ヒーター / subject=ヒーター：しまう / content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6-10_18-01-21_000.jpg</text:p>
          </table:table-cell>
          <table:table-cell table:style-name="ce26" office:value-type="string">
            <text:p>:PHOTO 記録しておきたいもの / location:photo=自室, location:target=ヒーター / subject=ヒーター：しまう / content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しておきたいもの / location:photo=自室, location:target=ヒーター / subject=ヒーター：しまう / content=~,other=~">
            <text:p>:PHOTO 記録しておきたいもの / location:photo=自室, location:target=ヒーター / subject=ヒーター：しまう / content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6-10_18-02-12_000.jpg</text:p>
          </table:table-cell>
          <table:table-cell table:style-name="ce26" office:value-type="string">
            <text:p>:PHOTO 記録しておきたいもの / location:photo=自室, location:target=ヒーター / subject=ヒーター：しまう / content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10];CONCATENATE([.C10];&quot; / &quot;;[.E8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 office:value-type="string">
            <text:p>2023-06-10_18-37-22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melody,for=~,file-piece-id=~,memo=~,session=hour-18,recording-id=~,other=~ / follow+">
            <text:p>:VIDEO / @自室 / 記録 / jap.flute / 演奏、play / R=1 / genre=melody,for=~,file-piece-id=~,memo=~,session=hour-18,recording-id=~,other=~ / follow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6-10_20-50-52_000.jpg</text:p>
          </table:table-cell>
          <table:table-cell table:style-name="ce27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2023-06-10_20-50-5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6-11_02-16-25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6-11_02-25-05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PHOTO 寝た時刻 / 2023">
            <text:p>:m :PHOTO 寝た時刻 / 2023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 office:value-type="string">
            <text:p>2023-06-11_07-51-4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8" office:value-type="string">
            <text:p>2023-06-11_13-03-3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1">2023/06/11</text:date>, <text:time>17:42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11T17:42:03.50</dc:date>
    <dc:creator>iwabuchi ken</dc:creator>
    <meta:editing-duration>P57DT3H14M55S</meta:editing-duration>
    <meta:editing-cycles>18767</meta:editing-cycles>
    <meta:document-statistic meta:table-count="2" meta:cell-count="924" meta:object-count="0"/>
    <meta:user-defined meta:name="qrichtext">1</meta:user-defined>
  </office:meta>
</office:document-meta>
</file>